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8cm" svg:x="1.383cm" svg:y="4.914cm" presentation:class="outline" presentation:user-transformed="true">
          <draw:text-box>
            <text:p><text:span text:style-name="T1">OFICINA DE MAPAS LIVRES</text:span></text:p>
            <text:p><text:span text:style-name="T1">Apresentação de referências e exercício prát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tale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qgis.org</text:p>
              </text:list-item>
              <text:list-item>
                <text:p>libreoffice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amazonia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otícias e reportagens sobre a Amazônia</text:p>
              </text:list-item>
              <text:list-item>
                <text:p>Mapas sobre <text:span text:style-name="T2">desmatamento</text:span>, <text:span text:style-name="T2">mineração</text:span>, <text:span text:style-name="T2">trabalho escravo...</text:span></text:p>
              </text:list-item>
              <text:list-item>
                <text:p><text:span text:style-name="T3">Ferramentas: JEO, TileMill, Mapbox</text:span></text:p>
                <text:p><text:span text:style-name="T3"/></text:p>
                <text:p><text:span text:style-name="T3">http://infoamazonia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olítica do Desmatament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Web documentário sobre desmatamento na Amazônia</text:p>
              </text:list-item>
              <text:list-item>
                <text:p>Mapas mostram desmatamento e reservas criadas no governos recentes</text:p>
              </text:list-item>
              <text:list-item>
                <text:p>Dados resultantes da pesquisa são abertos</text:p>
                <text:p/>
                <text:p>http://desmatamento.infoamazonia.org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ságua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a Amazônia, apenas 60% tem acesso a rede geral de água</text:p>
              </text:list-item>
              <text:list-item>
                <text:p>Mapa mostra acesso a água potável, saneamento e enfermidades</text:p>
              </text:list-item>
              <text:list-item>
                <text:p>Dados do IBGE, Fiocruz, ANA...</text:p>
              </text:list-item>
              <text:list-item>
                <text:p>Mapa do CartoDB</text:p>
                <text:p/>
                <text:p>visuaguas.infoamazonia.org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kuatoria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Notícias sobre meio ambiente na Indonésia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Desmatamento</text:span></text:p>
                  </text:list-item>
                  <text:list-item>
                    <text:p><text:span text:style-name="T3">Poluição Marítima</text:span></text:p>
                  </text:list-item>
                  <text:list-item>
                    <text:p><text:span text:style-name="T3">Corais</text:span></text:p>
                    <text:p><text:span text:style-name="T3"/></text:p>
                  </text:list-item>
                </text:list>
                <text:p><text:span text:style-name="T3">http://ekuatorial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Oxpeckers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Reportagens sobre caça de rinocerontes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Mortes de rinocerontes</text:span></text:p>
                  </text:list-item>
                  <text:list-item>
                    <text:p><text:span text:style-name="T3">Prisões de Caçadores</text:span></text:p>
                  </text:list-item>
                </text:list>
                <text:p><text:span text:style-name="T3"/></text:p>
                <text:p><text:span text:style-name="T3">http://oxpeckers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rmatos: Shapefile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rquivo vetorial de dados georeferenciados</text:p>
              </text:list-item>
              <text:list-item>
                <text:p>Padrão da industria de GIS</text:p>
              </text:list-item>
              <text:list-item>
                <text:p>A especificação é aberta, mas o formato é proprietário</text:p>
                <text:p/>
                <text:p>https://en.wikipedia.org/wiki/Shape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JSON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ormato aberto</text:p>
              </text:list-item>
              <text:list-item>
                <text:p>Usa notação de objetos do JavaScript</text:p>
              </text:list-item>
              <text:list-item>
                <text:p>Pode ser aberto no QGIS e em muitos outros softwares abertos</text:p>
              </text:list-item>
              <text:list-item>
                <text:p>http://geojson.io</text:p>
                <text:p/>
                <text:p>https://en.wikipedia.org/wiki/GeoJS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SV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Dados tabulares</text:p>
              </text:list-item>
              <text:list-item>
                <text:p>Podem conter dados geospaciais </text:p>
              </text:list-item>
              <text:list-item>
                <text:p>Aceito por quase todas ferramentas e linguagens</text:p>
                <text:p/>
                <text:p><text:span text:style-name="T4">https://en.wikipedia.org/wiki/Comma-separated_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QGI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Edição de dados em diversos formatos</text:p>
              </text:list-item>
              <text:list-item>
                <text:p>Software livre para desktop</text:p>
                <text:p/>
                <text:p>http://www.qgis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Mapbox Studi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desktop</text:p>
              </text:list-item>
              <text:list-item>
                <text:p>Mapas altamente customizados</text:p>
              </text:list-item>
              <text:list-item>
                <text:p>Bom para grandes bases</text:p>
                <text:p/>
                <text:p>https://www.mapbox.com/mapbox-stud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CartoDB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plataforma web</text:p>
              </text:list-item>
              <text:list-item>
                <text:p>Fácil de usar</text:p>
              </text:list-item>
              <text:list-item>
                <text:p>Permite edição dos dados</text:p>
                <text:p/>
                <text:p>http://www.cartodb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JE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ma de Wordpress para mapas</text:p>
              </text:list-item>
              <text:list-item>
                <text:p>Permite embedar Mapbox, CartoDB, OpenStreetMap</text:p>
              </text:list-item>
              <text:list-item>
                <text:p>Construção rápida de sites com mapas</text:p>
                <text:p/>
                <text:p>http://cardume.github.io/je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Projeto: Trabalho Escravo no Brasi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Libertações por município (pontos)</text:p>
              </text:list-item>
              <text:list-item>
                <text:p>Libertações por estado (área)</text:p>
                <text:p/>
                <text:p>Baseado em:</text:p>
                <text:p><text:span text:style-name="T6">http://infoamazonia.org/maps/forced-labour-in-amazon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Blank_20_Slide_7e_LT_7e_Gliederung_20_1" style:display-name="Blank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solid" draw:fill-color="#99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ucida Grande1" fo:font-family="'Lucida Grande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3T14:39:18</meta:creation-date>
    <dc:date>2015-11-13T12:59:02.114684000</dc:date>
    <meta:editing-duration>P2DT9H52M40S</meta:editing-duration>
    <meta:editing-cycles>37</meta:editing-cycles>
    <meta:generator>LibreOffice/4.4.4.3$MacOSX_X86_64 LibreOffice_project/2c39ebcf046445232b798108aa8a7e7d89552ea8</meta:generator>
    <meta:document-statistic meta:object-count="80"/>
  </office:meta>
</office:document-meta>
</file>